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011793665185178278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058813581735008319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591079082315441800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  <text:p text:style-name="P14"/>
      <text:p text:style-name="P14">Tues 5/17/16: <text:span text:style-name="T1">1.5 miles</text:span></text:p>
      <text:p text:style-name="P14">On the indoor track I ran a mile in 9:28 and walked and ran a ½ mile in 6:4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7T16:08:00.33</dc:date>
    <dc:creator>James Lombardi</dc:creator>
    <meta:editing-duration>PT23H17M56S</meta:editing-duration>
    <meta:editing-cycles>123</meta:editing-cycles>
    <meta:document-statistic meta:table-count="0" meta:image-count="0" meta:object-count="0" meta:page-count="13" meta:paragraph-count="390" meta:word-count="4285" meta:character-count="21649"/>
  </office:meta>
</office:document-meta>
</file>